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i>r</mi>
              </msup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frac>
                <mi>m</mi>
                <mi>n</mi>
              </mfrac>
            </mrow>
            <mi>,</mi>
            <mi mathvariant="italic">con</mi>
            <mi>'</mi>
            <mi>m</mi>
            <mi>'</mi>
            <mi>y</mi>
            <mi>'</mi>
            <mi>n</mi>
            <mi>'</mi>
            <mi mathvariant="italic">números</mi>
            <mi mathvariant="italic">enteros</mi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frac>
                  <mi>m</mi>
                  <mi>n</mi>
                </mfrac>
              </msup>
            </mrow>
          </mrow>
        </mtd>
      </mtr>
      <mtr>
        <mtd>
          <mrow/>
        </mtd>
      </mtr>
      <mtr>
        <mtd>
          <mrow>
            <mo stretchy="false">⇒</mo>
            <mrow>
              <m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n</mi>
              </msup>
              <mo stretchy="false">=</mo>
              <msup>
                <mi>x</mi>
                <mi>m</mi>
              </msup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n</mi>
                </msup>
                <msup>
                  <mi>x</mi>
                  <mi>m</mi>
                </msup>
              </mfrac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frac>
                  <mrow>
                    <mi>f</mi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n</mi>
                    </msup>
                  </mrow>
                  <msup>
                    <mi>x</mi>
                    <mi>m</mi>
                  </msup>
                </mfrac>
              </mrow>
              <mo fence="true" stretchy="false">)</mo>
            </mrow>
            <mrow>
              <mi>'</mi>
              <mo stretchy="false">=</mo>
              <mn>1</mn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frac>
                <mrow>
                  <mrow>
                    <mi>n</mi>
                    <mo stretchy="false">∗</mo>
                    <mi>f</mi>
                  </mrow>
                  <mrow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row>
                        <mi>n</mi>
                        <mo stretchy="false">−</mo>
                        <mn>1</mn>
                      </mrow>
                    </msup>
                    <mo stretchy="false">∗</mo>
                    <mi>f</mi>
                  </mrow>
                  <mi>'</mi>
                  <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sup>
                        <mi>x</mi>
                        <mi>m</mi>
                      </msup>
                    </mrow>
                    <mo stretchy="false">−</mo>
                    <mrow>
                      <mi>m</mi>
                      <mo stretchy="false">∗</mo>
                      <msup>
                        <mi>x</mi>
                        <mrow>
                          <mi>m</mi>
                          <mo stretchy="false">−</mo>
                          <mn>1</mn>
                        </mrow>
                      </msup>
                      <mo stretchy="false">∗</mo>
                      <mi>f</mi>
                    </mrow>
                  </mrow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n</mi>
                  </msup>
                </mrow>
                <msup>
                  <mi>x</mi>
                  <mrow>
                    <mn>2</mn>
                    <mi>m</mi>
                  </mrow>
                </msup>
              </mfrac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i>n</mi>
                  <mo stretchy="false">∗</mo>
                  <mi>f</mi>
                </mrow>
                <mrow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i>n</mi>
                      <mo stretchy="false">−</mo>
                      <mn>1</mn>
                    </mrow>
                  </msup>
                  <mo stretchy="false">∗</mo>
                  <mi>f</mi>
                </mrow>
                <mi>'</mi>
                <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sup>
                      <mi>x</mi>
                      <mi>m</mi>
                    </msup>
                  </mrow>
                  <mo stretchy="false">−</mo>
                  <mrow>
                    <mi>m</mi>
                    <mo stretchy="false">∗</mo>
                    <msup>
                      <mi>x</mi>
                      <mrow>
                        <mi>m</mi>
                        <mo stretchy="false">−</mo>
                        <mn>1</mn>
                      </mrow>
                    </msup>
                    <mo stretchy="false">∗</mo>
                    <mi>f</mi>
                  </mrow>
                </mrow>
                <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n</mi>
                </msup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i>n</mi>
              <mo stretchy="false">∗</mo>
              <mi>f</mi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n</mi>
                  <mo stretchy="false">−</mo>
                  <mn>1</mn>
                </mrow>
              </msup>
              <mo stretchy="false">∗</mo>
              <mi>f</mi>
            </mrow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sup>
                  <mi>x</mi>
                  <mi>m</mi>
                </msup>
              </mrow>
              <mo stretchy="false">=</mo>
              <mrow>
                <mi>m</mi>
                <mo stretchy="false">∗</mo>
                <msup>
                  <mi>x</mi>
                  <mrow>
                    <mi>m</mi>
                    <mo stretchy="false">−</mo>
                    <mn>1</mn>
                  </mrow>
                </msup>
                <mo stretchy="false">∗</mo>
                <mi>f</mi>
              </mrow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n</mi>
            </msup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i>m</mi>
                    <mo stretchy="false">∗</mo>
                    <msup>
                      <mi>x</mi>
                      <mrow>
                        <mi>m</mi>
                        <mo stretchy="false">−</mo>
                        <mn>1</mn>
                      </mrow>
                    </msup>
                    <mo stretchy="false">∗</mo>
                    <mi>f</mi>
                  </mrow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n</mi>
                  </msup>
                </mrow>
                <mrow>
                  <mrow>
                    <mi>n</mi>
                    <mo stretchy="false">∗</mo>
                    <mi>f</mi>
                  </mrow>
                  <mrow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row>
                        <mi>n</mi>
                        <mo stretchy="false">−</mo>
                        <mn>1</mn>
                      </mrow>
                    </msup>
                    <mo stretchy="false">∗</mo>
                    <msup>
                      <mi>x</mi>
                      <mi>m</mi>
                    </msup>
                  </mrow>
                </mrow>
              </mfrac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i>m</mi>
                  <mi>n</mi>
                </mfrac>
                <mo stretchy="false">∗</mo>
                <mfrac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x</mi>
                </mfrac>
              </mrow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r</mi>
                <mo stretchy="false">∗</mo>
                <mfrac>
                  <msup>
                    <mi>x</mi>
                    <mi>r</mi>
                  </msup>
                  <mi>x</mi>
                </mfrac>
              </mrow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r</mi>
                <mo stretchy="false">∗</mo>
                <msup>
                  <mi>x</mi>
                  <mrow>
                    <mi>r</mi>
                    <mo stretchy="false">−</mo>
                    <mn>1</mn>
                  </mrow>
                </msup>
              </mrow>
            </mrow>
          </mrow>
        </mtd>
      </mtr>
    </mtable>
    <annotation encoding="StarMath 5.0">f( x )=x^r
newline
newline
r={m over n}, con 'm' y 'n' números enteros
newline
newline
drarrow f( x )=x^{ m over n }
newline
newline
drarrow {f( x )}^n=x^m
newline
newline
drarrow {f( x )}^n over {x^m}=1
newline
newline
drarrow ({f( x )^n} over {x^m})'=1'
newline
newline
drarrow {n*f(x)^{n-1}*f'(x)*x^m-m*x^{m-1}*f(x)^n} over {x^{2m}}=0
newline
newline
drarrow {n*f(x)^{n-1}*f'(x)*x^m-m*x^{m-1}*f(x)^n} =0
newline
newline
drarrow n*f(x)^{n-1}*f'(x)*x^m=m*x^{m-1}*f(x)^n
newline
newline
drarrow f'(x)={m*x^{m-1}*f(x)^n} over { n*f(x)^{n-1}*x^m }
newline
newline
drarrow f'(x)={m over n}*{{f(x)} over {x}}
newline
newline
drarrow f'(x)={r}*{x^r over {x}}
newline
newline
drarrow f'(x)={r}*{x^{r-1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3:27:31.395528570</meta:creation-date>
    <dc:date>2018-08-25T13:42:27.756264894</dc:date>
    <meta:editing-duration>PT14M55S</meta:editing-duration>
    <meta:editing-cycles>4</meta:editing-cycles>
    <meta:generator>LibreOffice/6.0.6.2$Linux_X86_64 LibreOffice_project/00$Build-2</meta:generator>
  </office:meta>
</office:document-meta>
</file>